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</text:p>
          </draw:text-box>
        </draw:frame>
        <draw:frame draw:style-name="TransBox" svg:width="31.8700cm" svg:height="5.5000cm" svg:x="1.0000cm" svg:y="2.3000cm">
          <draw:text-box>
            <text:p text:style-name="PTitleMain">Journald Retention and Forwarding</text:p>
          </draw:text-box>
        </draw:frame>
        <draw:frame draw:style-name="TransBox" svg:width="31.8700cm" svg:height="3.5000cm" svg:x="1.0000cm" svg:y="8.8000cm">
          <draw:text-box>
            <text:p text:style-name="PBody">On a RHEL host, the journal is your primary log source. At RHCA level, you need to design journal retention, size policies, and log forwarding correctly. Resource: Notes journald.conf man page: All retention, storage,…</text:p>
          </draw:text-box>
        </draw:frame>
        <draw:frame draw:style-name="TransBox" svg:width="31.8700cm" svg:height="0.7000cm" svg:x="1.0000cm" svg:y="17.8000cm">
          <draw:text-box>
            <text:p text:style-name="PFooter">05-rhca/journald-retention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Journal storage location</text:p>
            <text:p text:style-name="PBullet">▶  journald.conf — configuration file</text:p>
            <text:p text:style-name="PBullet">▶  Check current journal disk usage</text:p>
            <text:p text:style-name="PBullet">▶  Manual vacuum (immediate cleanup)</text:p>
            <text:p text:style-name="PBullet">▶  Forwarding to syslog (rsyslog)</text:p>
            <text:p text:style-name="PBullet">▶  Forwarding to a remote journal (systemd-journal-remote)</text:p>
            <text:p text:style-name="PBullet">▶  Per-service log namespaces</text:p>
            <text:p text:style-name="PBullet">▶  Forwarding to a SIEM (rsyslog → remote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Journal storage location</text:p>
          </draw:text-box>
        </draw:frame>
        <draw:frame draw:style-name="TransBox" svg:width="31.8700cm" svg:height="13.5500cm" svg:x="1.0000cm" svg:y="4.0000cm">
          <draw:text-box>
            <text:p text:style-name="PBullet">• Path: Meaning</text:p>
            <text:p text:style-name="PBullet">• /run/log/journal/: Volatile (RAM); cleared on reboot</text:p>
            <text:p text:style-name="PBullet">• /var/log/journal/: Persistent; survives reboots</text:p>
            <text:p text:style-name="PBullet">• RHEL 10 creates /var/log/journal/ by default, making the journal persistent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journald.conf — configuration file</text:p>
          </draw:text-box>
        </draw:frame>
        <draw:frame draw:style-name="TransBox" svg:width="15.7350cm" svg:height="13.5500cm" svg:x="1.0000cm" svg:y="4.0000cm">
          <draw:text-box>
            <text:p text:style-name="PBullet">• Key settings:</text:p>
            <text:p text:style-name="PBullet">• After editing:</text:p>
          </draw:text-box>
        </draw:frame>
        <draw:frame draw:style-name="CodeBox" svg:width="15.7350cm" svg:height="13.5500cm" svg:x="17.1350cm" svg:y="4.0000cm">
          <draw:text-box>
            <text:p text:style-name="PCode">sudo vim /etc/systemd/journald.conf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journald.conf — configuration file (cont.)</text:p>
          </draw:text-box>
        </draw:frame>
        <draw:frame draw:style-name="CodeBox" svg:width="31.8700cm" svg:height="13.5500cm" svg:x="1.0000cm" svg:y="4.0000cm">
          <draw:text-box>
            <text:p text:style-name="PCode">[Journal]
# Storage location
Storage=persistent          # persistent (default), volatile, auto, none

# Maximum disk space for the journal
SystemMaxUse=2G             # default: 10% of filesystem
SystemKeepFree=1G           # always keep 1G free

# Per-boot limit
SystemMaxFileSize=128M      # max size of one journal file

# Runtime (volatile) limits
RuntimeMaxUse=512M

… (12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journald.conf — configuration file (cont.)</text:p>
          </draw:text-box>
        </draw:frame>
        <draw:frame draw:style-name="CodeBox" svg:width="31.8700cm" svg:height="13.5500cm" svg:x="1.0000cm" svg:y="4.0000cm">
          <draw:text-box>
            <text:p text:style-name="PCode">sudo systemctl restart systemd-journal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heck current journal disk usage</text:p>
          </draw:text-box>
        </draw:frame>
        <draw:frame draw:style-name="CodeBox" svg:width="31.8700cm" svg:height="13.5500cm" svg:x="1.0000cm" svg:y="4.0000cm">
          <draw:text-box>
            <text:p text:style-name="PCode">journalctl --disk-usag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Manual vacuum (immediate cleanup)</text:p>
          </draw:text-box>
        </draw:frame>
        <draw:frame draw:style-name="CodeBox" svg:width="31.8700cm" svg:height="13.5500cm" svg:x="1.0000cm" svg:y="4.0000cm">
          <draw:text-box>
            <text:p text:style-name="PCode"># Keep only last 2 weeks
sudo journalctl --vacuum-time=2weeks

# Keep only 500 MB
sudo journalctl --vacuum-size=500M

# Keep only 5 files
sudo journalctl --vacuum-files=5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orwarding to syslog (rsyslog)</text:p>
          </draw:text-box>
        </draw:frame>
        <draw:frame draw:style-name="TransBox" svg:width="15.7350cm" svg:height="13.5500cm" svg:x="1.0000cm" svg:y="4.0000cm">
          <draw:text-box>
            <text:p text:style-name="PBullet">• By default on RHEL, journald forwards to rsyslog, which writes to /var/log/.</text:p>
            <text:p text:style-name="PBullet">• Check the forwarding is active:</text:p>
            <text:p text:style-name="PBullet">• To disable syslog forwarding (if using a centralised log shipper):</text:p>
          </draw:text-box>
        </draw:frame>
        <draw:frame draw:style-name="CodeBox" svg:width="15.7350cm" svg:height="13.5500cm" svg:x="17.1350cm" svg:y="4.0000cm">
          <draw:text-box>
            <text:p text:style-name="PCode">grep "^ForwardToSyslog" /etc/systemd/journald.conf
# If not set, default is 'yes' when rsyslog is installe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orwarding to syslog (rsyslog) (cont.)</text:p>
          </draw:text-box>
        </draw:frame>
        <draw:frame draw:style-name="CodeBox" svg:width="31.8700cm" svg:height="13.5500cm" svg:x="1.0000cm" svg:y="4.0000cm">
          <draw:text-box>
            <text:p text:style-name="PCode">[Journal]
ForwardToSyslog=no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orwarding to a remote journal (systemd-journal-remote)</text:p>
          </draw:text-box>
        </draw:frame>
        <draw:frame draw:style-name="TransBox" svg:width="15.7350cm" svg:height="13.5500cm" svg:x="1.0000cm" svg:y="4.0000cm">
          <draw:text-box>
            <text:p text:style-name="PBullet">• For centralised collection without a SIEM, RHEL ships systemd-journal-remote:</text:p>
          </draw:text-box>
        </draw:frame>
        <draw:frame draw:style-name="CodeBox" svg:width="15.7350cm" svg:height="13.5500cm" svg:x="17.1350cm" svg:y="4.0000cm">
          <draw:text-box>
            <text:p text:style-name="PCode"># On log collection server
sudo dnf install -y systemd-journal-remote
sudo systemctl enable --now systemd-journal-remote.socket

# On sending hosts
sudo dnf install -y systemd-journal-upload
sudo vim /etc/systemd/journal-upload.conf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orwarding to a remote journal (systemd-journal-remote) (cont.)</text:p>
          </draw:text-box>
        </draw:frame>
        <draw:frame draw:style-name="CodeBox" svg:width="31.8700cm" svg:height="13.5500cm" svg:x="1.0000cm" svg:y="4.0000cm">
          <draw:text-box>
            <text:p text:style-name="PCode">[Upload]
URL=http://logserver.lab.local:19532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orwarding to a remote journal (systemd-journal-remote) (cont.)</text:p>
          </draw:text-box>
        </draw:frame>
        <draw:frame draw:style-name="CodeBox" svg:width="31.8700cm" svg:height="13.5500cm" svg:x="1.0000cm" svg:y="4.0000cm">
          <draw:text-box>
            <text:p text:style-name="PCode">sudo systemctl enable --now systemd-journal-upload.servic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er-service log namespaces</text:p>
          </draw:text-box>
        </draw:frame>
        <draw:frame draw:style-name="TransBox" svg:width="15.7350cm" svg:height="13.5500cm" svg:x="1.0000cm" svg:y="4.0000cm">
          <draw:text-box>
            <text:p text:style-name="PBullet">• RHEL 10 supports log namespaces — a service can write to an isolated journal:</text:p>
            <text:p text:style-name="PBullet">• View:</text:p>
            <text:p text:style-name="PBullet">• Useful for high-volume services to avoid filling the system journal.</text:p>
          </draw:text-box>
        </draw:frame>
        <draw:frame draw:style-name="CodeBox" svg:width="15.7350cm" svg:height="13.5500cm" svg:x="17.1350cm" svg:y="4.0000cm">
          <draw:text-box>
            <text:p text:style-name="PCode">[Service]
LogNamespace=myapp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er-service log namespaces (cont.)</text:p>
          </draw:text-box>
        </draw:frame>
        <draw:frame draw:style-name="CodeBox" svg:width="31.8700cm" svg:height="13.5500cm" svg:x="1.0000cm" svg:y="4.0000cm">
          <draw:text-box>
            <text:p text:style-name="PCode">journalctl --namespace=myapp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orwarding to a SIEM (rsyslog → remote)</text:p>
          </draw:text-box>
        </draw:frame>
        <draw:frame draw:style-name="TransBox" svg:width="15.7350cm" svg:height="13.5500cm" svg:x="1.0000cm" svg:y="4.0000cm">
          <draw:text-box>
            <text:p text:style-name="PBullet">• Most enterprise environments forward to a SIEM (Splunk, Elastic, etc.) via rsyslog:</text:p>
          </draw:text-box>
        </draw:frame>
        <draw:frame draw:style-name="CodeBox" svg:width="15.7350cm" svg:height="13.5500cm" svg:x="17.1350cm" svg:y="4.0000cm">
          <draw:text-box>
            <text:p text:style-name="PCode">sudo vim /etc/rsyslog.d/99-remote.conf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orwarding to a SIEM (rsyslog → remote) (cont.)</text:p>
          </draw:text-box>
        </draw:frame>
        <draw:frame draw:style-name="CodeBox" svg:width="31.8700cm" svg:height="13.5500cm" svg:x="1.0000cm" svg:y="4.0000cm">
          <draw:text-box>
            <text:p text:style-name="PCode"># Forward all logs to remote syslog server (UDP 514)
*.* @logserver.example.com:514

# TCP (more reliable)
*.* @@logserver.example.com:514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orwarding to a SIEM (rsyslog → remote) (cont.)</text:p>
          </draw:text-box>
        </draw:frame>
        <draw:frame draw:style-name="CodeBox" svg:width="31.8700cm" svg:height="13.5500cm" svg:x="1.0000cm" svg:y="4.0000cm">
          <draw:text-box>
            <text:p text:style-name="PCode">sudo systemctl restart rsyslog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Journald Retention and Forwarding</text:p>
          </draw:text-box>
        </draw:frame>
        <draw:frame draw:style-name="TransBox" svg:width="31.8700cm" svg:height="13.5500cm" svg:x="1.0000cm" svg:y="4.0000cm">
          <draw:text-box>
            <text:p text:style-name="PBullet">✓  Journal storage location: Path: Meaning</text:p>
            <text:p text:style-name="PBullet">✓  journald.conf — configuration file: Key settings:</text:p>
            <text:p text:style-name="PBullet">✓  Check current journal disk usage</text:p>
            <text:p text:style-name="PBullet">✓  Manual vacuum (immediate cleanup)</text:p>
            <text:p text:style-name="PBullet">✓  Forwarding to syslog (rsyslog): By default on RHEL, journald forwards to rsyslog, which writes to /var/log/.</text:p>
            <text:p text:style-name="PBullet">✓  Forwarding to a remote journal (systemd-journal-remote): For centralised collection without a SIEM, RHEL ships systemd-journal-remote:</text:p>
            <text:p text:style-name="PBullet">✓  Per-service log namespaces: RHEL 10 supports log namespaces — a service can write to an isolated journal: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